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3465a4" draw:marker-start-width="0.08cm" draw:marker-end-width="0.08cm" draw:fill="none" draw:textarea-horizontal-align="justify" draw:textarea-vertical-align="middle" draw:auto-grow-height="false" fo:min-height="1.65cm" fo:min-width="2.4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1.8cm" fo:padding-top="0.1cm" fo:padding-bottom="0.1cm" fo:padding-left="0.1cm" fo:padding-right="0.1cm"/>
      <style:paragraph-properties style:writing-mode="lr-tb"/>
    </style:style>
    <style:style style:name="gr3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1.7cm" fo:min-width="3.45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2.3cm" fo:padding-top="0.1cm" fo:padding-bottom="0.1cm" fo:padding-left="0.1cm" fo:padding-right="0.1cm"/>
      <style:paragraph-properties style:writing-mode="lr-tb"/>
    </style:style>
    <style:style style:name="gr5" style:family="graphic" style:parent-style-name="standard">
      <style:graphic-properties svg:stroke-color="#ffffff" draw:fill="solid" draw:fill-color="#ffa6a6" draw:textarea-horizontal-align="justify" draw:textarea-vertical-align="middle" draw:auto-grow-height="false" fo:min-height="0.527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104cm" fo:min-width="0cm"/>
    </style:style>
    <style:style style:name="gr8" style:family="graphic" style:parent-style-name="objectwithoutfill">
      <style:graphic-properties svg:stroke-color="#000000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34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loext:graphic-properties draw:fill="none"/>
      <style:paragraph-properties fo:margin-left="0cm" fo:margin-right="2.7cm" fo:text-align="center" fo:text-indent="0.6cm"/>
    </style:style>
    <style:style style:name="P2" style:family="paragraph">
      <loext:graphic-properties draw:fill="none" draw:fill-color="#ffffff"/>
      <style:paragraph-properties fo:margin-left="0cm" fo:margin-right="2.7cm" fo:text-indent="0.6cm" style:writing-mode="lr-tb"/>
    </style:style>
    <style:style style:name="P3" style:family="paragraph">
      <loext:graphic-properties draw:fill="solid" draw:fill-color="#ffa6a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top="0cm" fo:margin-bottom="0.13cm"/>
      <style:text-properties fo:font-size="12pt"/>
    </style:style>
    <style:style style:name="P9" style:family="paragraph">
      <loext:graphic-properties draw:fill="none" draw:fill-color="#ffffff"/>
      <style:paragraph-properties fo:margin-top="0cm" fo:margin-bottom="0.13cm"/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2cm" draw:transform="rotate (1.5707963267949) translate (19.5cm 18.5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cm" svg:height="2.171cm" svg:x="19.5cm" svg:y="12cm">
          <draw:text-box>
            <text:p><text:span text:style-name="T1">Camera Power and front/back Control</text:span></text:p>
            <text:p><text:span text:style-name="T1"/></text:p>
          </draw:text-box>
        </draw:frame>
        <draw:custom-shape draw:style-name="gr3" draw:text-style-name="P1" draw:layer="layout" svg:width="4cm" svg:height="2cm" draw:transform="rotate (-1.5707963267949) translate (21.5cm 11cm)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cm" svg:height="2.565cm" svg:x="19.5cm" svg:y="16cm">
          <draw:text-box>
            <text:p><text:span text:style-name="T1">Cab Lights (Transistor. Controlled to allow PWM)</text:span></text:p>
            <text:p><text:span text:style-name="T1"/></text:p>
          </draw:text-box>
        </draw:frame>
        <draw:custom-shape draw:style-name="gr5" draw:text-style-name="P3" draw:layer="layout" svg:width="0.599cm" svg:height="1.099cm" svg:x="58.801cm" svg:y="12.451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3.5cm" svg:y1="4cm" svg:x2="22.5cm" svg:y2="6cm">
          <text:p/>
        </draw:line>
        <draw:custom-shape draw:style-name="gr7" draw:text-style-name="P5" draw:layer="layout" svg:width="0.5cm" svg:height="0.5cm" svg:x="2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cm" svg:height="0.5cm" svg:x="5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4.5cm" svg:y1="4cm" svg:x2="4.5cm" svg:y2="19cm">
          <text:p/>
        </draw:line>
        <draw:line draw:style-name="gr8" draw:text-style-name="P6" draw:layer="layout" svg:x1="22.5cm" svg:y1="19cm" svg:x2="4.5cm" svg:y2="19cm">
          <text:p/>
        </draw:line>
        <draw:line draw:style-name="gr8" draw:text-style-name="P6" draw:layer="layout" svg:x1="22.5cm" svg:y1="6cm" svg:x2="22.5cm" svg:y2="19cm">
          <text:p/>
        </draw:line>
        <draw:line draw:style-name="gr8" draw:text-style-name="P6" draw:layer="layout" svg:x1="4.5cm" svg:y1="4cm" svg:x2="13.5cm" svg:y2="4cm">
          <text:p/>
        </draw:line>
        <draw:frame draw:style-name="gr9" draw:text-style-name="P7" draw:layer="layout" svg:width="10.5cm" svg:height="1.594cm" svg:x="5cm" svg:y="1.906cm">
          <draw:text-box>
            <text:p>Tractor Interface Board - Top</text:p>
          </draw:text-box>
        </draw:frame>
        <draw:frame draw:style-name="gr10" draw:text-style-name="P9" draw:layer="layout" svg:width="2cm" svg:height="2cm" svg:x="23cm" svg:y="12cm">
          <draw:text-box>
            <text:p text:style-name="P8"><text:span text:style-name="T2">White</text:span></text:p>
            <text:p text:style-name="P8"><text:span text:style-name="T2">Red</text:span></text:p>
            <text:p text:style-name="P8"><text:span text:style-name="T2">Black</text:span></text:p>
          </draw:text-box>
        </draw:frame>
        <draw:frame draw:style-name="gr11" draw:text-style-name="P9" draw:layer="layout" svg:width="2cm" svg:height="1.5cm" svg:x="23cm" svg:y="16cm">
          <draw:text-box>
            <text:p text:style-name="P8"><text:span text:style-name="T2">Red</text:span></text:p>
            <text:p text:style-name="P8"><text:span text:style-name="T2">Black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2.5.2$Windows_X86_64 LibreOffice_project/499f9727c189e6ef3471021d6132d4c694f357e5</meta:generator>
    <dc:date>2022-02-20T22:29:11.232000000</dc:date>
    <meta:editing-duration>PT2H17M31S</meta:editing-duration>
    <meta:editing-cycles>31</meta:editing-cycles>
    <meta:print-date>2021-06-26T11:56:19.840000000</meta:print-date>
    <meta:document-statistic meta:object-count="15"/>
  </office:meta>
</office:document-meta>
</file>